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#f [MHz]</text:p>
          </table:table-cell>
          <table:table-cell office:value-type="string">
            <text:p>Länge L [cm]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float" office:value="428">
            <text:p>428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float" office:value="315">
            <text:p>315</text:p>
          </table:table-cell>
          <table:table-cell office:value-type="float" office:value="46">
            <text:p>4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rahgames </meta:initial-creator>
    <meta:creation-date>2015-11-23T16:05:11</meta:creation-date>
    <dc:date>2015-11-23T16:07:43</dc:date>
    <dc:creator>lyrahgames </dc:creator>
    <meta:editing-duration>P0D</meta:editing-duration>
    <meta:editing-cycles>1</meta:editing-cycles>
    <meta:document-statistic meta:table-count="3" meta:cell-count="12" meta:object-count="0"/>
    <meta:generator>LibreOffice/3.5$Linux_X86_64 LibreOffice_project/350m1$Build-2</meta:generator>
  </office:meta>
</office:document-meta>
</file>